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style:text-underline-style="none" fo:font-weight="bold" style:font-weight-asian="bold" style:font-weight-complex="bold"/>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text-properties fo:font-style="normal" style:text-underline-style="none" fo:font-weight="bold" style:font-style-asian="normal" style:font-weight-asian="bold" style:font-style-complex="normal" style:font-weight-complex="bold"/>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text-properties style:text-underline-style="none" fo:font-weight="bold" style:font-weight-asian="bold"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style:font-weight-asian="bold" style:font-weight-complex="bold"/>
    </style:style>
    <style:style style:name="P15" style:family="paragraph" style:parent-style-name="Standard">
      <style:text-properties fo:font-style="italic" style:text-underline-style="none" fo:font-weight="bold" style:font-style-asian="italic" style:font-weight-asian="bold" style:font-style-complex="italic" style:font-weight-complex="bold"/>
    </style:style>
    <style:style style:name="P16" style:family="paragraph" style:parent-style-name="Standard">
      <style:text-properties fo:font-style="italic" style:text-underline-style="none" fo:font-weight="normal" style:font-style-asian="italic" style:font-weight-asian="normal" style:font-style-complex="italic" style:font-weight-complex="normal"/>
    </style:style>
    <style:style style:name="P17" style:family="paragraph" style:parent-style-name="Standard">
      <style:text-properties fo:font-style="italic" fo:font-weight="normal" style:font-style-asian="italic" style:font-weight-asian="normal" style:font-style-complex="italic" style:font-weight-complex="normal"/>
    </style:style>
    <style:style style:name="P18" style:family="paragraph" style:parent-style-name="Standard">
      <style:text-properties fo:font-style="italic" fo:font-weight="bold" style:font-style-asian="italic" style:font-weight-asian="bold" style:font-style-complex="italic" style:font-weight-complex="bold"/>
    </style:style>
    <style:style style:name="P19" style:family="paragraph" style:parent-style-name="Footer">
      <style:paragraph-properties fo:text-align="end" style:justify-single-word="false"/>
    </style:style>
    <style:style style:name="P20" style:family="paragraph" style:parent-style-name="Header">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fo:font-size="20pt" style:font-size-asian="20pt" style:font-size-complex="20pt"/>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5">LiRa</text:span></text:p>
      <text:p text:style-name="P2">Spielidee:</text:p>
      <text:p text:style-name="P5">LiRa steht für Light Rays, es handelt von Manipulation von Lichtstrahlen um ein Ziel zu erreichen.</text:p>
      <text:p text:style-name="P9">Das Spiel soll simple gehalten werden, und inuitiv ablaufen, dies spiegelt sich in der Kontrolle wieder. Das Spiel orientiert sich im Groben an der Realen Welt, bzw. der Physik.</text:p>
      <text:p text:style-name="P8">Programmieren:</text:p>
      <text:p text:style-name="P5"><text:span text:style-name="T5">Der Code soll allgemein und objektorientiert ausgedrückt werden, sodass alle Klassen und Interfaces möglichst wiederverwertbar sind, und es leicht ist Etwas neues hinzuzufügen.</text:span></text:p>
      <text:p text:style-name="P5"><text:span text:style-name="T5">Dies wird besonders durch abstrakte Klassen und anonyme innere, ein Interface implementierende, Klassen erreicht.</text:span></text:p>
      <text:p text:style-name="P8">Grafik<text:span text:style-name="T10">:</text:span></text:p>
      <text:p text:style-name="P10"><text:span text:style-name="T10">Alle Grafiken, Resourcen und Code ist mit Ausnahme der BiDirectionalMap und der Library Slick2D ausschließlich von mir erstellt worden. Programme: Eclipse, Paint.net</text:span></text:p>
      <text:p text:style-name="P2"/>
      <text:p text:style-name="Standard"><text:span text:style-name="T12">Übersicht:</text:span></text:p>
      <text:p text:style-name="P1">Package</text:p>
      <text:p text:style-name="Standard"><text:tab/><text:span text:style-name="T5">Klasse / </text:span><text:span text:style-name="T2">Interface</text:span></text:p>
      <text:section text:style-name="Sect1" text:name="Übersicht">
        <text:p text:style-name="P4">effects</text:p>
        <text:p text:style-name="P4"><text:tab/><text:span text:style-name="T10">Glow</text:span></text:p>
        <text:p text:style-name="P3"/>
        <text:p text:style-name="P4">entities</text:p>
        <text:p text:style-name="P4"><text:tab/><text:span text:style-name="T10">Activator</text:span></text:p>
        <text:p text:style-name="P3"><text:tab/>ColoredGlass</text:p>
        <text:p text:style-name="P3"><text:tab/>Goal</text:p>
        <text:p text:style-name="P3"><text:tab/><text:span text:style-name="T1">IActivatable</text:span></text:p>
        <text:p text:style-name="P17"><text:tab/>IColorable</text:p>
        <text:p text:style-name="P17"><text:tab/>IControllable</text:p>
        <text:p text:style-name="P17"><text:tab/>IEntity</text:p>
        <text:p text:style-name="P17"><text:tab/>ILinkable</text:p>
        <text:p text:style-name="P17"><text:tab/>ILoadable</text:p>
        <text:p text:style-name="P17"><text:tab/>IPositionable</text:p>
        <text:p text:style-name="P17"><text:tab/>IResizeable</text:p>
        <text:p text:style-name="P17"><text:tab/>IRotatable</text:p>
        <text:p text:style-name="P17"><text:tab/>IScalable</text:p>
        <text:p text:style-name="P3"><text:tab/><text:span text:style-name="T1">IUpdatable</text:span></text:p>
        <text:p text:style-name="P3"><text:tab/>LightEmitter</text:p>
        <text:p text:style-name="P3"><text:tab/>Mirror</text:p>
        <text:p text:style-name="P3"><text:tab/>Wall</text:p>
        <text:p text:style-name="P3"/>
        <text:p text:style-name="P4">light</text:p>
        <text:p text:style-name="P4"><text:tab/><text:span text:style-name="T10">Frame</text:span></text:p>
        <text:p text:style-name="P3"><text:tab/><text:span text:style-name="T1">IColorer</text:span></text:p>
        <text:p text:style-name="P17"><text:tab/>IColorGetter</text:p>
        <text:p text:style-name="P3"><text:tab/><text:span text:style-name="T1">IIntersectable</text:span></text:p>
        <text:p text:style-name="P3"><text:tab/>Intersection</text:p>
        <text:p text:style-name="P3"><text:tab/><text:span text:style-name="T1">IReflector</text:span></text:p>
        <text:p text:style-name="P3"><text:tab/><text:span text:style-name="T1">ISolid</text:span></text:p>
        <text:p text:style-name="P3"><text:tab/>LightPoint</text:p>
        <text:p text:style-name="P3"><text:tab/>LightRay</text:p>
        <text:p text:style-name="P4">gameStates</text:p>
        <text:p text:style-name="P4"><text:tab/><text:span text:style-name="T10">BasicState</text:span></text:p>
        <text:p text:style-name="P3"><text:tab/>Campaign</text:p>
        <text:p text:style-name="P3"><text:tab/>ControlSettings</text:p>
        <text:p text:style-name="P3"><text:tab/>CustomLevels</text:p>
        <text:p text:style-name="P3"><text:tab/>Edit</text:p>
        <text:p text:style-name="P3"><text:tab/>Game</text:p>
        <text:p text:style-name="P3"><text:tab/>GraphicSettings</text:p>
        <text:p text:style-name="P3"><text:tab/>Languages</text:p>
        <text:p text:style-name="P3"><text:tab/>Menu</text:p>
        <text:p text:style-name="P3"><text:tab/>Select</text:p>
        <text:p text:style-name="P3"><text:tab/>Settings</text:p>
        <text:p text:style-name="P3"><text:tab/>StateHandler</text:p>
        <text:p text:style-name="P3"><text:tab/>States</text:p>
        <text:p text:style-name="P3"/>
        <text:p text:style-name="P4">gui</text:p>
        <text:p text:style-name="P4"><text:tab/><text:span text:style-name="T10">Button</text:span></text:p>
        <text:p text:style-name="P3"><text:tab/>CheckBox</text:p>
        <text:p text:style-name="P3"><text:tab/>ColorField</text:p>
        <text:p text:style-name="P3"><text:tab/>Colors</text:p>
        <text:p text:style-name="P3"><text:tab/>Fonts</text:p>
        <text:p text:style-name="P3"><text:tab/>Panel</text:p>
        <text:p text:style-name="P3"><text:tab/>Plane</text:p>
        <text:p text:style-name="P3"><text:tab/>(StringWriter)</text:p>
        <text:p text:style-name="P3"><text:tab/>Text</text:p>
        <text:p text:style-name="P3"><text:tab/>TextField</text:p>
        <text:p text:style-name="P3"/>
        <text:p text:style-name="P4">levels</text:p>
        <text:p text:style-name="P4"><text:tab/><text:span text:style-name="T10">Level</text:span></text:p>
        <text:p text:style-name="P3"><text:tab/>LevelProgress</text:p>
        <text:p text:style-name="P3"/>
        <text:p text:style-name="P3"/>
        <text:p text:style-name="P4">main</text:p>
        <text:p text:style-name="P4"><text:tab/><text:span text:style-name="T10">App</text:span></text:p>
        <text:p text:style-name="P4"><text:span text:style-name="T10"/></text:p>
        <text:p text:style-name="P4">renderer</text:p>
        <text:p text:style-name="P4"><text:tab/><text:span text:style-name="T10">Camera</text:span></text:p>
        <text:p text:style-name="P4"><text:tab/><text:span text:style-name="T2">IRenderable</text:span></text:p>
        <text:p text:style-name="P3"><text:tab/>RenderLayers</text:p>
        <text:p text:style-name="P3"/>
        <text:p text:style-name="P4">settings</text:p>
        <text:p text:style-name="P3"><text:tab/>Actions</text:p>
        <text:p text:style-name="P3"><text:tab/>Controls</text:p>
        <text:p text:style-name="P3"><text:tab/>Graphic</text:p>
        <text:p text:style-name="P3"><text:tab/>Key</text:p>
        <text:p text:style-name="P3"><text:tab/>Language</text:p>
        <text:p text:style-name="P3"/>
        <text:p text:style-name="P4">tools</text:p>
        <text:p text:style-name="P3"><text:tab/>BidirectionalMap</text:p>
        <text:p text:style-name="P3"><text:tab/>CSV</text:p>
        <text:p text:style-name="P3"><text:tab/>Debug</text:p>
        <text:p text:style-name="P3"><text:tab/>Lists</text:p>
        <text:p text:style-name="P3"><text:tab/>Loader</text:p>
        <text:p text:style-name="P3"><text:tab/>Parser</text:p>
        <text:p text:style-name="P3"><text:tab/>Tools</text:p>
        <text:p text:style-name="P3"/>
        <text:p text:style-name="P4">util</text:p>
        <text:p text:style-name="P4"><text:tab/><text:span text:style-name="T2">ButtonAction</text:span></text:p>
        <text:p text:style-name="P17"><text:tab/>ChangeAction</text:p>
        <text:p text:style-name="P17"><text:tab/>CheckAction</text:p>
        <text:p text:style-name="P17"><text:tab/>KeyListener</text:p>
        <text:p text:style-name="P17"><text:tab/>SelectAction</text:p>
        <text:p text:style-name="P17"><text:tab/>UpdateAction</text:p>
        <text:p text:style-name="P2"/>
      </text:section>
      <text:p text:style-name="P2"><text:soft-page-break/>Genauere Beschreibung:</text:p>
      <text:p text:style-name="P16">Package</text:p>
      <text:p text:style-name="P6">Klasse</text:p>
      <text:p text:style-name="P15">Interface</text:p>
      <text:p text:style-name="P5"/>
      <text:p text:style-name="P5">Kommen wir zuerst zu den verwendeten Tools, also zu allen Klassen, die im Package <text:span text:style-name="T1">tools</text:span> vorhanden sind.</text:p>
      <text:p text:style-name="P5"><text:span text:style-name="T11">BidirectionalMap</text:span> ist eine zweiseitige HashMap, das wird durch zwei HashMaps erreicht, die jeweils die Objekte gegenteilig einspeichern.</text:p>
      <text:p text:style-name="P5"><text:span text:style-name="T11">CSV</text:span> ist eine abstrakte Repräsentation einer CSV (comma-seperated-vaues) – Datei. Hiermit können CSV Dateien ausgelesen, bearbeitet und abgespeichert werden. Diese Klasse wurde benutzt um Level, Sprachen und Einstellungen abzuspeichern.</text:p>
      <text:p text:style-name="P5"><text:span text:style-name="T11">Debug</text:span> ist eine einfache Klasse, die leichteres Debuggen ermöglicht, indem sie, wenn aufgerufen, die setzbaren Strings auf den Bildschirm rendert.</text:p>
      <text:p text:style-name="P5"><text:span text:style-name="T11">Lists</text:span> ist eine Klasse, die leichteren umgang mit Listen ermöglicht. Die Methode forEach kann mit Lambdas als parameter aufgerufen werden und ist eine erweiterte Form der default Methode des List interfaces forEach, da sie zusätlich noch eine Bedingung(Predicate) annimmt.</text:p>
      <text:p text:style-name="P6">Parser <text:span text:style-name="T10">erlaubt einen leichteren und effektiveren Umgang mit Objekt <text:s/>&lt; –&gt; String Umwandlungen.</text:span></text:p>
      <text:p text:style-name="P6">Tools <text:span text:style-name="T10">ist eine Ansammlung vieler hilfreicher Funktionen, besonders im Umgang mit Vectoren.</text:span></text:p>
      <text:p text:style-name="P5">Die Methode getIntersection liefert den Schnittpunkt, indem sie die Linien in Funktionen umwandelt und den Schnittpunkt berechnet und danach überprüft, ob dieser Schnittpunkt auch wirklich ein Schnittpunkt sein kann.</text:p>
      <text:p text:style-name="P5"/>
      <text:p text:style-name="P5">Kommen wir nun zum Package <text:span text:style-name="T1">util</text:span>, hier sind die Interfaces, die von anderen, vor allem gui Klassen, benutzt werden, meist als anonyme innere Klasse.</text:p>
      <text:p text:style-name="P6"><text:span text:style-name="T1">ButtonAction</text:span><text:span text:style-name="T10"> ist ein Interface das alle Methoden beinhaltet, die bei jedem Button anders sein sollen, so kann man mithilfe einer anonymen Klasse direkt bestimmen, was passieren soll, wenn etwas bestimmetes passiert (onRelease wird aufgerufen wenn der gedrückte Button losgelassen wird).</text:span></text:p>
      <text:p text:style-name="P6"><text:span text:style-name="T1">ChangeAction</text:span> <text:span text:style-name="T10">verhält sich gleich im Bezug auf TextField. (onChange wird aufgerufen, wenn sich der Inhalt des Textfeldes verändert hat.)</text:span></text:p>
      <text:p text:style-name="P6"><text:span text:style-name="T1">CheckAction</text:span><text:span text:style-name="T10"> ist das gleiche für CheckBoxen.</text:span></text:p>
      <text:p text:style-name="P6"><text:span text:style-name="T1">SelectAction</text:span> <text:span text:style-name="T10">hat dieselbe <text:s/>Funktion wenn Farbfelder ausgewählt werden.</text:span></text:p>
      <text:p text:style-name="P6"><text:span text:style-name="T1">UpdateAction</text:span> <text:span text:style-name="T10">ist für Updates zuständig.</text:span></text:p>
      <text:p text:style-name="P6"><text:span text:style-name="T1">KeyListener</text:span> <text:span text:style-name="T10">ist ein Interface, dass die implementierende Klasse, wenn sie den befehl Actions.subscribe(this) aufgerufen hat, von Actions über die gedrückte Taste über keyPressed(int key) benachrichtigt.</text:span></text:p>
      <text:p text:style-name="P5"/>
      <text:p text:style-name="P5">Das Package <text:span text:style-name="T1">settings</text:span> beinhaltet alles was etwas mit Einstellungen zutun hat.</text:p>
      <text:p text:style-name="P6">Actions<text:span text:style-name="T10"> verwaltet die Aktionen die vom Spieler gemacht werden, wie Tasten- und Mausklicks,</text:span></text:p>
      <text:p text:style-name="P6"><text:span text:style-name="T10">dazu wird in der CSV datei "key.csv" nach jedem enum in </text:span>Controls<text:span text:style-name="T10"> gesucht, und mit allen </text:span>Key<text:span text:style-name="T10">s in einer Map eingespeichert, sodass man mit der Methode Actions.is(Controls c) abfragen kann ob diese Action ausgeführt wird. Diese Klasse wurde zur verallgemeinerung aller Inputs geschrieben.</text:span></text:p>
      <text:p text:style-name="P6">Graphic <text:span text:style-name="T10">beinhaltet alle Option die hinsichtlich der Grafik getroffen wurden, wie Auflösung und VSync, und kann diese abspeichern.</text:span></text:p>
      <text:p text:style-name="P6">Language <text:span text:style-name="T10">beinhaltet alle Wörter die auf dem Bildschirm angezeigt werden, um zu erlauben, dass das Spiel in mehreren Sprachen gespielt werden kann.</text:span></text:p>
      <text:p text:style-name="P6"><text:span text:style-name="T10">In dem Package </text:span><text:span text:style-name="T2">renderer </text:span><text:span text:style-name="T6">wird das Bild produziert.</text:span></text:p>
      <text:p text:style-name="P15">IRenderable<text:span text:style-name="T10"> </text:span><text:span text:style-name="T6">ist ein Interface, das garantiert, dass das Objekt gerendert werden kann.</text:span></text:p>
      <text:p text:style-name="P6"><text:span text:style-name="T5">Camera</text:span><text:span text:style-name="T6"> ist ein Entity, das das Bild nach seiner Position verschiebt und Größe skaliert.</text:span></text:p>
      <text:p text:style-name="P6"><text:soft-page-break/><text:span text:style-name="T6">In </text:span><text:span text:style-name="T5">RenderLayers</text:span><text:span text:style-name="T6"> wird für jede Klasse, die </text:span><text:span text:style-name="T1">IRenderable </text:span><text:span text:style-name="T6">implementiert festgelegt, wann es gezeichnet werden soll, so kann man festlegen, dass GUI-Elemente über den Spiel-Objekten gezeichnet wird.</text:span></text:p>
      <text:p text:style-name="P6"><text:span text:style-name="T6"/></text:p>
      <text:p text:style-name="Standard"><text:span text:style-name="T7">Im Package </text:span><text:span text:style-name="T3">main </text:span><text:span text:style-name="T7">ist die einzige Klasse </text:span><text:span text:style-name="T8">App </text:span><text:span text:style-name="T7">dafür verantwortlich, dass das Spiel startet, die GameStates initializiert, gerendert und geupdatet werden. Viele dieser Funktionalitäten sind von der Bibliothek Slick2D.</text:span></text:p>
      <text:p text:style-name="Standard"><text:span text:style-name="T7"/></text:p>
      <text:p text:style-name="Standard"><text:span text:style-name="T7">Im Package </text:span><text:span text:style-name="T3">light</text:span><text:span text:style-name="T7"> wird alles was mit den Lichtstrahlen zutun hat und kein Entity ist.</text:span></text:p>
      <text:p text:style-name="P1"><text:span text:style-name="T9">Frame</text:span><text:span text:style-name="T7"> ist ein unsichtbarer Rahmen, andem der Lichtstrahl aufgefangen wird, es dient zur Endstation des Lichtstrahles.</text:span></text:p>
      <text:p text:style-name="P18"><text:span text:style-name="T13">IIntersectable </text:span><text:span text:style-name="T7">garantiert, dass das Objekt vom Lichtstrahl getroffen werden kann und wird von allen, sich in diesem Package befindenden Interfaces geerbt.</text:span></text:p>
      <text:p text:style-name="P1"><text:span text:style-name="T4">IColoror</text:span><text:span text:style-name="T7"> ist ein Interface, das die Klasse implementieren muss, dessen Instanzen die Farbe des Lichtstrahles verändern sollen. (s. </text:span><text:span text:style-name="T9">ColoredGlass</text:span><text:span text:style-name="T7">)</text:span></text:p>
      <text:p text:style-name="P1"><text:span text:style-name="T4">IColorGetter</text:span><text:span text:style-name="T9"> </text:span><text:span text:style-name="T7">ist ein Interface, bei dem die vom Lichtstrahl getroffene Instanz, über die Farbe diesens benachrichtigt.</text:span></text:p>
      <text:p text:style-name="P18"><text:span text:style-name="T13">IReflector </text:span><text:span text:style-name="T7"><text:s/>lässt den Lichtstrahl spiegeln.</text:span></text:p>
      <text:p text:style-name="P18"><text:span text:style-name="T13">ISolid</text:span><text:span text:style-name="T7"> ermöglicht es, den Lichtstrahl zu stoppen.</text:span></text:p>
      <text:p text:style-name="P1"><text:span text:style-name="T9">Intersection</text:span><text:span text:style-name="T7"> ist ein Vector, der außerdem das Objekt speichert, den der Lichtstrahl getroffen hat.</text:span></text:p>
      <text:p text:style-name="P1"><text:span text:style-name="T9">LightPoint</text:span><text:span text:style-name="T7"> ist ein Vector, der zusätzlich noch eine Farbe enthält, um farbliches interpolieren zu ermöglichen.</text:span></text:p>
      <text:p text:style-name="P1"><text:span text:style-name="T9">LightRay</text:span><text:span text:style-name="T7"> repräsentiert den LichtStrahl, er ist durch alle </text:span><text:span text:style-name="T9">LightPoint</text:span><text:span text:style-name="T7">s definiert. Er rendert, indem er von einem Punkt zum anderen, in kleinen variierenden Schritten, abdrücke eines Partikels hinterlässt, die eine interpolierte Farbe hinsichtlich der Entfernung zu den Lichtpunkten.</text:span></text:p>
      <text:p text:style-name="P1"><text:span text:style-name="T7"/></text:p>
      <text:p text:style-name="P1"><text:span text:style-name="T7">Im Package </text:span><text:span text:style-name="T3">levels </text:span><text:span text:style-name="T7">werden die Level geregelt. Dazu repräsentiert die Klasse </text:span><text:span text:style-name="T9">Level</text:span><text:span text:style-name="T7"> ein level, sie kann level Laden und speichern, indem sie die für alle in der Liste enthaltenen </text:span><text:span text:style-name="T4">Iloadable</text:span><text:span text:style-name="T7">s , mit der von diesen garantierten Methoden abspeichert oder lädt.</text:span></text:p>
      <text:p text:style-name="P1"><text:span text:style-name="T7"/></text:p>
      <text:p text:style-name="P1"><text:span text:style-name="T7">Im Package </text:span><text:span text:style-name="T3">gui </text:span><text:span text:style-name="T7">werden alle GUI Elemente geregelt.</text:span></text:p>
      <text:p text:style-name="P1"><text:span text:style-name="T9">Panel </text:span><text:span text:style-name="T7">ist das Hauptelement, ihm können Elemente zugeordnet werden, die dann relative zu seiner änderbaren Position gerendert werden.</text:span></text:p>
      <text:p text:style-name="P1"><text:span text:style-name="T9">Button</text:span><text:span text:style-name="T7"> ist ein Knopf, der bei verschieden Events die durch eine meist anonyme, </text:span><text:span text:style-name="T4">ButtonAction</text:span><text:span text:style-name="T7"> implementierende, Klasse definierte Methoden ausführt.</text:span></text:p>
      <text:p text:style-name="P1"><text:span text:style-name="T9">CheckBox </text:span><text:span text:style-name="T7">tut dasselbe mit </text:span><text:span text:style-name="T4">CheckAction</text:span><text:span text:style-name="T3">.</text:span></text:p>
      <text:p text:style-name="P4"><text:span text:style-name="T13">ColorField </text:span><text:span text:style-name="T14">auch mit </text:span><text:span text:style-name="T4"><text:s/>SelectAction</text:span><text:span text:style-name="T14">.</text:span></text:p>
      <text:p text:style-name="P4"><text:span text:style-name="T13">Picture </text:span><text:span text:style-name="T14">ist ein Bild.</text:span></text:p>
      <text:p text:style-name="P1"><text:span text:style-name="T9">StringWriter </text:span><text:span text:style-name="T7">schreibt einen String nach und nach auf den Bildschirm.</text:span></text:p>
      <text:p text:style-name="P1"><text:span text:style-name="T9">Text </text:span><text:span text:style-name="T7">zeigt einen String an.</text:span></text:p>
      <text:p text:style-name="P1"><text:span text:style-name="T9">TextField</text:span><text:span text:style-name="T7"> erlaubt die Eingabe eines String und dessen Weitergabe durch </text:span><text:span text:style-name="T4">ChangeAction</text:span><text:span text:style-name="T7">.</text:span></text:p>
      <text:p text:style-name="P1"><text:span text:style-name="T9">Plane</text:span><text:span text:style-name="T7"> ist ein einfaches Rechteck, das eine bestimmte Farbe annehmen kann.</text:span></text:p>
      <text:p text:style-name="P1"><text:span text:style-name="T9">Colors</text:span><text:span text:style-name="T7"> beinhaltet alle im Editor auszuwählbaren Farben.</text:span></text:p>
      <text:p text:style-name="P1"><text:span text:style-name="T9">Fonts </text:span><text:span text:style-name="T7">beinhaltet alle im Spiel genutzten Schriftarten.</text:span></text:p>
      <text:p text:style-name="P1"><text:span text:style-name="T7"/></text:p>
      <text:p text:style-name="P1"><text:span text:style-name="T7">Im Package </text:span><text:span text:style-name="T3">gameStates </text:span><text:span text:style-name="T7">sind alle GameStates, also alle Stadien, in denen sich das Spiel befinden kann.</text:span></text:p>
      <text:p text:style-name="P1"><text:span text:style-name="T7">Der Haupt-State ist </text:span><text:span text:style-name="T9">BasicState</text:span><text:span text:style-name="T7">. Alle States erben diese abstrakte Klasse. Diese hat das Feld gameObjects, das alle in diesem GameState vorhandenen Objekte beinhaltet. Die Methoden create und remove speichern die zu kreirenden oder zu löschenden Objekte ab und löscht sie aus </text:span><text:soft-page-break/><text:span text:style-name="T7">synkronisations gründen in der Update Methode, die außerdem alle </text:span><text:span text:style-name="T4">IUpdatable</text:span><text:span text:style-name="T7">s updatet. In der Methode render werden alle </text:span><text:span text:style-name="T4">IRenderable</text:span><text:span text:style-name="T7">s gerendert, die Funktionen update, init, render und getId werden alle von Slick2D aufgerufen. In der Methode getId wird nun auf den </text:span><text:span text:style-name="T9">StateHandler </text:span><text:span text:style-name="T7">verwiesen, dieser gibt als id dessen Position in einer Liste <text:s/>zurück, um den Vorgang zu automatisieren. Da alle States Singletons sind, d.h es gibt immer nur eine Instanz, ist es außerdem möglich durch die Angabe der jeweiligen Klasse möglich mithile einer Methode im </text:span><text:span text:style-name="T9">StateHandler </text:span><text:span text:style-name="T7">diese Instanz zu betreten</text:span><text:span text:style-name="T9">. </text:span><text:span text:style-name="T7">Durch all diese Automationen erlaubt es einem, jeden State sehr präzise und kurz auszudrücken. So wird in den meisten States lediglich deren Funktion ausgedrückt, sodass z.B. </text:span><text:span text:style-name="T9">Menu</text:span><text:span text:style-name="T7"> nur eine Kreation von 4 </text:span><text:span text:style-name="T9">Button</text:span><text:span text:style-name="T7">s und 1 </text:span><text:span text:style-name="T9">Picture</text:span><text:span text:style-name="T7"> beinhaltet. </text:span><text:span text:style-name="T9">GraphicSettings</text:span><text:span text:style-name="T7"> setzt die Grafikeinstellungen, bei </text:span><text:span text:style-name="T9">Languages</text:span><text:span text:style-name="T7"> kann man die Sprache auswählenund bei </text:span><text:span text:style-name="T9">ControlSettings</text:span><text:span text:style-name="T7"> die Steuerung einstellen, all diese Speicherungen erfolgen durch CSV Dateien, alle anderen States sind nur VerbindungsStellen zwischen den genannten und </text:span><text:span text:style-name="T9">Game </text:span><text:span text:style-name="T7">und </text:span><text:span text:style-name="T9">Edit</text:span><text:span text:style-name="T7">. </text:span><text:span text:style-name="T9">Game </text:span><text:span text:style-name="T7">läd Spielstände und fügt außerdem die Fähigkeit hinzu Objekte vom Typ IControllable zu kontrollieren, in dem diese durch Mausklick selektiert werden und dann mithilfe von der Maus modifiziert werden können. </text:span><text:span text:style-name="T9">Edit </text:span><text:span text:style-name="T7">fügt die Fähigkeit hinzu, Level zu <text:s/>laden, zu speichern und zu bearbeiten, hierzu werden drei </text:span><text:span text:style-name="T9">Panel</text:span><text:span text:style-name="T7">s kreirt, das creatorPanel (Unten) fügt auf Mausklick das gewünschte Objekt zur Spielwelt hinzu, indem eine Map von Bild zu Klasse erstellt wird. das inspectorPanel (Links) fügt alle bearbeitbaren Eigenschaften des jeweiligen selektierten Objektes zum hinzu, all das Bearbeiten des aktuellen Objektes geschieht durch anonyme innere Klassen. Im directoryPanel werden die Level im Ordner levels ausgelesen, hinzugefügt, gelöscht und dargestellt.</text:span></text:p>
      <text:p text:style-name="P1"><text:span text:style-name="T7"/></text:p>
      <text:p text:style-name="P1"><text:span text:style-name="T7">Im Package </text:span><text:span text:style-name="T3">entites</text:span><text:span text:style-name="T4"> </text:span><text:span text:style-name="T7">befinden sich alle Entities.</text:span></text:p>
      <text:p text:style-name="P18"><text:span text:style-name="T13">IActivatable </text:span><text:span text:style-name="T7">garantiert, dass das Objekt sowohl einen definierten Inaktiven und Aktiven Status hat, der von dem Objekt angenähert wird, wenn der verlinkte </text:span><text:span text:style-name="T9">Activator</text:span><text:span text:style-name="T7"> aktiviert wird.</text:span></text:p>
      <text:p text:style-name="P18"><text:span text:style-name="T13">IColorable </text:span><text:span text:style-name="T7">garantiert, dass das Objekt einfärbbar ist.</text:span></text:p>
      <text:p text:style-name="P18"><text:span text:style-name="T13">IControllable</text:span><text:span text:style-name="T14"> </text:span><text:span text:style-name="T7">garantiert, dass das Objekt kontrollierbar ist, d.h., dass man sie selektieren kann und dass man die Attribute diesbezüglich einstellen kann. (Beweglich, Drehbar)</text:span></text:p>
      <text:p text:style-name="P18"><text:span text:style-name="T13">IEntity</text:span><text:span text:style-name="T14"> </text:span><text:span text:style-name="T7">ist ein Zusammenschluss aus </text:span><text:span text:style-name="T13">IPositionable </text:span><text:span text:style-name="T7">und </text:span><text:span text:style-name="T13">IRotatable</text:span><text:span text:style-name="T7">, die garantieren, dass das Objekt eine Position und eine Rotation besitzt.</text:span></text:p>
      <text:p text:style-name="P18"><text:span text:style-name="T13">ILinkable </text:span><text:span text:style-name="T7">garantiert, dass das Objekt mit anderen verlinkbar ist.</text:span></text:p>
      <text:p text:style-name="P18"><text:span text:style-name="T13">IResizable</text:span><text:span text:style-name="T7"> garantiert eine 2-Dimensionale Einstellung der Größe, während </text:span><text:span text:style-name="T13">IScalable </text:span><text:span text:style-name="T7">nur eine 1-Dimensionale Einstellung gewährt.</text:span></text:p>
      <text:p text:style-name="P18"><text:span text:style-name="T13">IUpdatable </text:span><text:span text:style-name="T7">ist für die Updatebarkeit zuständig.</text:span></text:p>
      <text:p text:style-name="P1"><text:span text:style-name="T9">Acivator </text:span><text:span text:style-name="T7">wird aktiviert, wenn der ihn treffende Lichtstrahl dieselbe Farbe hat.</text:span></text:p>
      <text:p text:style-name="P1"><text:span text:style-name="T9">ColoredGlass</text:span><text:span text:style-name="T7"> ändert die Farbe des Lichtstrahles des ihn durchleuchtet entsprechent dem Weg der Strecke des Lichtes innerhalb des Glases und der Stärke dieses.</text:span></text:p>
      <text:p text:style-name="P18"><text:span text:style-name="T7">Goal fängt sobald er von der richtigen Farbe getroffen wird sich an zu drehen und aufzuladen. Sobald er einen bestimmten Wert erreicht hat ist das Spiel gewonnen.</text:span></text:p>
      <text:p text:style-name="P18"><text:span text:style-name="T9">LightEmitter</text:span><text:span text:style-name="T7"> sendet einen Lichtstrahl aus und berechnet diesen, indem es für alle Objekte, die </text:span><text:span text:style-name="T13">IIntersectable</text:span><text:span text:style-name="T7"> implementieren die Schnittpunkte berechnet, und vom nächsten wieder von Vorne anfängt, dabei wird an diesem Schnittpunkt überprüft was das Objekt ist, ist es </text:span><text:span text:style-name="T13">IColorGetter</text:span><text:span text:style-name="T14"> </text:span><text:span text:style-name="T7">so wird ihm die Farbe übermittelt, ist es </text:span><text:span text:style-name="T13">IColorer </text:span><text:span text:style-name="T7">so wird die Farbe des Lichtstrahles geändert ...</text:span></text:p>
      <text:p text:style-name="P18"><text:span text:style-name="T7">(s. Package light).</text:span></text:p>
      <text:p text:style-name="P4"><text:span text:style-name="T13">Mirror</text:span><text:span text:style-name="T14"> spiegelt den Lichtstrahl. ( implementiert </text:span><text:span text:style-name="T4">IReflector </text:span><text:span text:style-name="T14">).</text:span></text:p>
      <text:p text:style-name="P4"><text:span text:style-name="T13">Wall</text:span><text:span text:style-name="T14"> stoppt den Lichtstrahl und besitz eine besondere Rendermethode, die kein Bild zeichnet, sondern das Bild auf den Bereich der Wand gleichmäßg, unverzerrt aufteilt.</text:span></text:p>
      <text:p text:style-name="P4"><text:span text:style-name="T14">Im Package </text:span><text:span text:style-name="T3">effect </text:span><text:span text:style-name="T14">ist eine Klasse </text:span><text:span text:style-name="T13">Glow</text:span><text:span text:style-name="T14"> die ein einfaches Leuchten repräsentiert, in dem sie hinter dem zugehörigen Objekt erscheint, indem sie alle werte des Objektes übernimmt. (Größe, Pos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3cm" fo:margin-left="0cm" fo:margin-right="0cm" fo:margin-bottom="0.199cm" style:dynamic-spacing="false"/>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header>
        <text:p text:style-name="MP1">Matthias Mayer</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42M24S</meta:editing-duration>
    <meta:editing-cycles>39</meta:editing-cycles>
    <meta:generator>OpenOffice/4.1.1$Win32 OpenOffice.org_project/411m6$Build-9775</meta:generator>
    <dc:date>2018-01-15T22:33:00.05</dc:date>
    <dc:creator>Matthias Mayer</dc:creator>
    <meta:document-statistic meta:table-count="0" meta:image-count="0" meta:object-count="0" meta:page-count="4" meta:paragraph-count="169" meta:word-count="1635" meta:character-count="11727"/>
    <meta:user-defined meta:name="Info 1"/>
    <meta:user-defined meta:name="Info 2"/>
    <meta:user-defined meta:name="Info 3"/>
    <meta:user-defined meta:name="Info 4"/>
  </office:meta>
</office:document-meta>
</file>